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Sect1" style:family="section">
      <style:section-properties fo:background-color="#e6e6e6" style:editable="false">
        <style:columns fo:column-count="1" fo:column-gap="0in"/>
        <style:background-image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mp_name" text:protected="true">
        <text:p text:style-name="question-text">{{<text:bookmark text:name="begin-question_from"/>[[QUESTION_FROM]]<text:bookmark text:name="end-question_from"/>}}:</text:p>
      </text:section>
      <text:p text:style-name="question-text">&lt;&lt;imported text follows, you may type the preliminary speech to the question here&gt;&gt;</text:p>
      <text:p text:style-name="question-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style:page-number="auto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margin-top="0.0299in" fo:margin-bottom="0.0201in" fo:text-align="center" style:justify-single-word="false" fo:background-color="transparent" fo:padding="0in" fo:border="none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none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none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none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#e6e6e6" fo:padding="0in" fo:border="none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Ashok Hariharan</meta:initial-creator>
    <meta:creation-date>2007-10-02T21:48:13</meta:creation-date>
    <dc:creator>Ashok Hariharan</dc:creator>
    <dc:date>2007-10-02T22:02:41</dc:date>
    <meta:editing-cycles>2</meta:editing-cycles>
    <meta:editing-duration>PT14M27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3" meta:word-count="17" meta:character-count="118"/>
  </office:meta>
</office:document-meta>
</file>